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Keyboard shortcuts for Google Sheets:<text:s/></text:span><text:a xlink:href="https://support.google.com/docs/answer/181110"><text:span text:style-name="T2">https://support.google.com/docs/answer/181110</text:span></text:a><text:span text:style-name="T3"/></text:p>
      <text:p text:style-name="P1"><text:span text:style-name="T4">List of Google Sheets Functions:<text:s/></text:span><text:a xlink:href="https://support.google.com/docs/table/25273?hl=en"><text:span text:style-name="T5">https://support.google.com/docs/table/25273?hl=en</text:span></text:a><text:span text:style-name="T6"/></text:p>
      <text:p text:style-name="P1"><text:span text:style-name="T7">23 Must-Know Google Sheet Formulas:</text:span><text:span text:style-name="T8"><text:s/></text:span><text:a xlink:href="https://blog.golayer.io/google-sheets/google-sheets-formulas"><text:span text:style-name="T9">https://blog.golayer.io/google-sheets/google-sheets-formulas</text:span></text:a><text:span text:style-name="T10"/></text:p>
      <text:p text:style-name="P1"><text:span text:style-name="T11">18 Google Sheets Formula Tips and Techniques:<text:s/></text:span><text:a xlink:href="https://www.benlcollins.com/spreadsheets/google-sheets-formulas-techniques/"><text:span text:style-name="T12">https://www.benlcollins.com/spreadsheets/google-sheets-formulas-techniques/</text:span></text:a><text:span text:style-name="T13"/></text:p>
      <text:p text:style-name="P1"><text:span text:style-name="T14"/></text:p>
      <text:p text:style-name="P1"><text:span text:style-name="T15">Keyboard shortcuts in Excel:<text:s/></text:span><text:a xlink:href="https://support.microsoft.com/en-us/office/keyboard-shortcuts-in-excel-1798d9d5-842a-42b8-9c99-9b7213f0040f?ui=en-US&amp;rs=en-US&amp;ad=US"><text:span text:style-name="T17">https://support.microsoft.com/en-us/office/keyboard-shortcuts-in-excel-1798d9d5-842a-42b8-9c99-9b7213f0040f?ui=en-US</text:span><text:span text:style-name="T18"><text:s/>HYPERLINK "https://support.microsoft.com/en-us/office/keyboard-shortcuts-in-excel-1798d9d5-842a-42b8-9c99-9b7213f0040f?ui=en-US&amp;rs=en-US&amp;ad=US"</text:span><text:span text:style-name="T19">&amp;</text:span><text:span text:style-name="T20"><text:s/>HYPERLINK "https://support.microsoft.com/en-us/office/keyboard-shortcuts-in-excel-1798d9d5-842a-42b8-9c99-9b7213f0040f?ui=en-US&amp;rs=en-US&amp;ad=US"</text:span><text:span text:style-name="T21">rs=en-US</text:span><text:span text:style-name="T22"><text:s/>HYPERLINK "https://support.microsoft.com/en-us/office/keyboard-shortcuts-in-excel-1798d9d5-842a-42b8-9c99-9b7213f0040f?ui=en-US&amp;rs=en-US&amp;ad=US"</text:span><text:span text:style-name="T23">&amp;</text:span><text:span text:style-name="T24"><text:s/>HYPERLINK "https://support.microsoft.com/en-us/office/keyboard-shortcuts-in-excel-1798d9d5-842a-42b8-9c99-9b7213f0040f?ui=en-US&amp;rs=en-US&amp;ad=US"</text:span><text:span text:style-name="T25">ad=US</text:span></text:a><text:span text:style-name="T26"/></text:p>
      <text:p text:style-name="P1"><text:span text:style-name="T27">222 Excel shortcuts:<text:s/></text:span><text:a xlink:href="https://exceljet.net/keyboard-shortcuts"><text:span text:style-name="T28">https://exceljet.net/keyboard-shortcuts</text:span></text:a><text:span text:style-name="T29"/></text:p>
      <text:p text:style-name="P1"><text:span text:style-name="T30">List of spreadsheet functions:</text:span><text:span text:style-name="T31"><text:s/></text:span><text:a xlink:href="https://exceljet.net/excel-functions"><text:span text:style-name="T32">https://exceljet.net/excel-functions</text:span></text:a><text:span text:style-name="T33"/></text:p>
      <text:p text:style-name="P1"><text:span text:style-name="T34">List of spreadsheet formulas:<text:s/></text:span><text:a xlink:href="https://exceljet.net/formulas"><text:span text:style-name="T35">https://exceljet.net/formulas</text:span></text:a><text:span text:style-name="T36"/></text:p>
      <text:p text:style-name="P1"><text:span text:style-name="T37">Essential Excel Skills for Analyzing Data:<text:s/></text:span><text:a xlink:href="https://learntocodewith.me/posts/excel-skills/"><text:span text:style-name="T38">https://learntocodewith.me/posts/excel-skills/</text:span></text:a><text:span text:style-name="T39"/></text:p>
      <text:p text:style-name="P1"><text:span text:style-name="T40">Advanced Spreadsheet Skills:<text:s/></text:span><text:a xlink:href="https://www.slideshare.net/markjhonoxillo/advanced-spreadsheet-skills"><text:span text:style-name="T41">https://www.slideshare.net/markjhonoxillo/advanced-spreadsheet-skills</text:span></text:a><text:span text:style-name="T42"/></text:p>
      <text:p text:style-name="P1"><text:span text:style-name="T43">VLOOKUP in Excel tutorial:<text:s/></text:span><text:a xlink:href="https://exceljet.net/articles/things-you-should-know-about-vlookup"><text:span text:style-name="T44">https://exceljet.net/articles/things-you-should-know-about-vlookup</text:span></text:a><text:span text:style-name="T45"/></text:p>
      <text:p text:style-name="P1"><text:span text:style-name="T46">VLOOKUP in Excel vs Google Sheets:<text:s/></text:span><text:a xlink:href="https://infoinspired.com/sheets-vs-excel-formula/vlookup-formula-in-excel-and-google-sheets/"><text:span text:style-name="T47">https://infoinspired.com/sheets-vs-excel-formula/vlookup-formula-in-excel-and-google-sheets/</text:span></text:a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